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71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487cm"/>
    </style:style>
    <style:style style:name="co5" style:family="table-column">
      <style:table-column-properties fo:break-before="auto" style:column-width="15.113cm"/>
    </style:style>
    <style:style style:name="co6" style:family="table-column">
      <style:table-column-properties fo:break-before="auto" style:column-width="9.232cm"/>
    </style:style>
    <style:style style:name="co7" style:family="table-column">
      <style:table-column-properties fo:break-before="auto" style:column-width="11.682cm"/>
    </style:style>
    <style:style style:name="co8" style:family="table-column">
      <style:table-column-properties fo:break-before="auto" style:column-width="11.465cm"/>
    </style:style>
    <style:style style:name="co9" style:family="table-column">
      <style:table-column-properties fo:break-before="auto" style:column-width="9.721cm"/>
    </style:style>
    <style:style style:name="co10" style:family="table-column">
      <style:table-column-properties fo:break-before="auto" style:column-width="8.16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3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3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wrap-option="wrap"/>
      <style:text-properties style:font-name="DejaVu Sans" fo:font-size="12pt" style:font-size-asian="12pt" style:font-size-complex="12pt" fo:hyphenate="true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style:font-name="Liberation Sans" fo:font-size="12pt" fo:font-weight="bold" style:font-size-asian="12pt" style:font-weight-asian="bold" style:font-size-complex="12pt" style:font-weight-complex="bold" fo:hyphenate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fo:wrap-option="wrap"/>
      <style:text-properties style:font-name="Liberation Sans" fo:font-size="12pt" style:font-size-asian="12pt" style:font-size-complex="12pt" fo:hyphenate="tru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F1" fo:font-size="12pt" fo:font-weight="bold" style:font-size-asian="12pt" style:font-weight-asian="bold" style:font-size-complex="12pt" style:font-weight-complex="bold" fo:hyphenate="true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able-cell-properties fo:wrap-option="wrap"/>
      <style:text-properties style:font-name="F1" fo:font-size="12pt" style:font-size-asian="12pt" style:font-size-complex="12pt" fo:hyphenate="true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wrap-option="wrap" fo:border="0.06pt solid #000000"/>
      <style:text-properties style:font-name="Liberation Sans" fo:font-size="12pt" style:font-size-asian="12pt" style:font-size-complex="12pt" fo:hyphenate="true"/>
    </style:style>
    <style:style style:name="ce18" style:family="table-cell" style:parent-style-name="Default">
      <style:table-cell-properties fo:wrap-option="wrap" fo:border="0.06pt solid #000000"/>
      <style:text-properties style:font-name="Liberation Sans" fo:font-size="12pt" fo:font-weight="bold" style:font-size-asian="12pt" style:font-weight-asian="bold" style:font-size-complex="12pt" style:font-weight-complex="bold" fo:hyphenate="true"/>
    </style:style>
  </office:automatic-styles>
  <office:body>
    <office:spreadsheet>
      <table:table table:name="GHANDI" table:style-name="ta1"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>
            <text:p>Frase</text:p>
          </table:table-cell>
          <table:table-cell table:style-name="ce4" office:value-type="string" calcext:value-type="string">
            <text:p>Criado</text:p>
          </table:table-cell>
        </table:table-row>
        <table:table-row table:style-name="ro2">
          <table:table-cell table:style-name="ce2" office:value-type="string" calcext:value-type="string">
            <text:p>"A alegria está na luta, na tentativa, no sofrimento envolvido e não na vitoria propriamente dita.;Mahatma Gandhi"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A força não provém da capacidade física e sim de uma vontade indomável.;Mahatma Gandhi"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"A não-violência e a covardia não combinam. Posso imaginar um homem armado até os dentes que no fundo é um covarde. A posse de armas insinua um elemento de medo, se não mesmo de covardia. Mas a verdadeira não-violência é uma impossibilidade sem a posse de um destemor inflexível.;Mahatma Gandhi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"A vida merece algo além do aumento da sua velocidade.;Mahatma Gandhi"</text:p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prendi através da experiência amarga a suprema lição: controlar minha ira e torná-la como o calor que é convertido em energia. Nossa ira controlada pode ser convertida numa força capaz de mover o mundo.;Mahatma Gandhi”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"As religiões são caminhos diferentes convergindo para o mesmo ponto. Que importância faz se seguimos por caminhos diferentes, desde que alcancemos o mesmo objetivo?;Mahatma Gandhi",</text:p>
            <text:p/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"Cada dia a natureza produz o suficiente para nossa carência. Se cada um tomasse o que lhe fosse necessário, não havia pobreza no mundo e ninguém morreria de fome.;Mahatma Gandhi",</text:p>
            <text:p/>
          </table:table-cell>
          <table:table-cell table:style-name="ce5"/>
        </table:table-row>
        <table:table-row table:style-name="ro5">
          <table:table-cell table:style-name="ce2" office:value-type="string" calcext:value-type="string">
            <text:p>"Creio na verdade fundamental de todas as grandes religiões do mundo. Creio que são todas concedidas por Deus e creio que eram necessárias para os povos a quem essas religiões foram reveladas. E creio que se pudéssemos todos ler as escrituras das diferentes fés, sob o ponto de vista de seus respectivos seguidores, haveríamos de descobrir que, no fundo, foram todas a mesma coisa e sempre úteis umas às outras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O amor é a força mais sutil do mundo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O medo tem alguma utilidade, mas a covardia não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“Olho por olho, e o mundo acabará cego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Os fracos nunca podem perdoar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Um homem não pode fazer o certo numa área da vida, enquanto está ocupado em fazer o errado em outra. A vida é um todo indivisível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Olho por olho, e o mundo acabará cego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Nunca país algum se elevou sem se ter purificado no fogo do sofrimento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A minha fé, nas densas trevas, resplandece mais viva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Só engrandecemos o nosso direito à vida cumprindo o nosso dever de cidadãos do mundo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 força não provém da capacidade física, mas da vontade férrea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Estou firmemente convencido que só se perde a liberdade por culpa da própria fraqueza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A pureza de espírito e a ociosidade são incompatíveis.;Mahatma Gandhi",</text:p>
            <text:p/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"A lei de ouro do comportamento é a tolerância mútua, já que nunca pensaremos todos da mesma maneira, já que nunca veremos senão uma parte da verdade e sob ângulos diversos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O amor nunca faz reclamações, dá sempre. O amor tolera, jamais se irrita e nunca exerce vingança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 verdadeira felicidade é impossível sem verdadeira saúde, e a verdadeira saúde é impossível sem um rigoroso controle da gula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Algemas de ouro são muito piores que algemas de ferro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O mundo está farto de ódio.;Mahatma Gandhi",</text:p>
            <text:p/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"A não-violência absoluta é a ausência absoluta de danos provocados a todo o ser vivo. A não-violência, na sua forma activa, é uma boa disposição para tudo o que vive. É o amor na sua perfeição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O amor é a força mais abstrata, e também a mais potente que há no mundo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O futuro dependerá daquilo que fazemos no presente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Não existe um caminho para a felicidade. A felicidade é o caminho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Eu seria cristão, sem dúvida, se os cristãos o fossem vinte e quatro horas por dia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Há riqueza bastante no mundo para as necessidades do homem, mas não para a sua ambição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 satisfação está no esforço e não apenas na realização final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 bondade deve estar ligada ao saber. A simples bondade pouco adianta; é o que tenho constatado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Eu sou contra a violência porque parece fazer bem, mas o bem só é temporário... o mal que faz é que é permanente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Quando é preciso escolher entre liberdade e erudição, quem não dirá que prefere mil vezes a primeira?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Uma vida sem religião é como um barco sem leme.;Mahatma Gandhi",</text:p>
            <text:p/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"Temos de nos tornar na mudança que queremos ver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Quem sabe concentrar-se numa coisa e insistir nela como único objetivo, obtém, ao fim e ao cabo, a capacidade de fazer qualquer coisa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Odeio o privilégio e o monopólio. Para mim, tudo o que não pode ser dividido com as multidões é tabu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É melhor que fale por nós a nossa vida, que as nossas palavras.;Mahatma Gandhi",</text:p>
            <text:p/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DejaVu Sans</text:p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Como defender uma civilização que somente o é de nome, já que representam o culto da brutalidade que existe em nós, o culto da matéria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s verdades diferentes na aparência são como inúmeras folhas que parecem diferentes e estão na mesma árvore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 dignidade pessoal e a honra, não podem ser protegidas por outros, devem ser zeladas pelo indivíduo em particular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Quando alguém compreende que é contrário à sua dignidade de homem obedecer a leis injustas, nenhuma tirania pode escravizá-lo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Posso ser uma pessoa desprezível, mas quando a verdade fala em mim, sou invencível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O fraco jamais perdoa: o perdão é uma das características do forte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s doenças são os resultados não só dos nossos atos, mas também dos nossos pensamentos.;Mahatma Gandhi",</text:p>
            <text:p/>
          </table:table-cell>
          <table:table-cell table:style-name="ce5"/>
        </table:table-row>
        <table:table-row table:style-name="ro4">
          <table:table-cell table:style-name="ce2" office:value-type="string" calcext:value-type="string">
            <text:p>"Aquele que não é capaz de se governar a si mesmo não será capaz de governar os outros.;Mahatma Gandhi",</text:p>
            <text:p/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"Deus responde à prece à sua própria maneira, não à nossa.;Mahatma Gandhi"</text:p>
          </table:table-cell>
          <table:table-cell table:style-name="ce5"/>
        </table:table-row>
        <table:table-row table:style-name="ro6" table:number-rows-repeated="1048524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ONFUCIO" table:style-name="ta1">
        <table:table-column table:style-name="co4" table:default-cell-style-name="ce9"/>
        <table:table-column table:style-name="co3" table:default-cell-style-name="Default"/>
        <table:table-row table:style-name="ro1">
          <table:table-cell table:style-name="ce7" office:value-type="string" calcext:value-type="string">
            <text:p>Frase</text:p>
          </table:table-cell>
          <table:table-cell table:style-name="ce10" office:value-type="string" calcext:value-type="string">
            <text:p>Criado</text:p>
          </table:table-cell>
        </table:table-row>
        <table:table-row table:style-name="ro1">
          <table:table-cell table:style-name="ce8" office:value-type="string" calcext:value-type="string">
            <text:p><text:s text:c="7"/>"A cultura está acima da diferença da condição social.;Confúcio",</text:p>
          </table:table-cell>
          <table:table-cell/>
        </table:table-row>
        <table:table-row table:style-name="ro4">
          <table:table-cell table:style-name="ce8" office:value-type="string" calcext:value-type="string">
            <text:p>    "A essência do conhecimento consiste em aplicá-lo, uma vez possuíd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A experiência é uma lanterna dependurada nas costas que apenas ilumina o caminho já percorrid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A humildade é a única base sólida de todas as virtudes.;Confúcio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    "A nossa maior glória não reside no fato de nunca cairmos, mas sim em levantarmo-nos sempre depois de cada queda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A preguiça anda tão devagar, que a pobreza facilmente a alcança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A virtude está no meio. Quem o ultrapassa não logra mais que os infelizes privados de alcançá-l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Aquele que não prevê as coisas longínquas expõe-se a desgraças próximas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Até que o sol não brilhe, acendamos uma vela na escuridão.;Confúcio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    "Coloque a lealdade e a confiança acima de qualquer coisa... não te alies aos moralmente inferiores; não receies corrigir teus erros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Como é que um homem sem as virtudes que lhe são próprias pode cultivar a música?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Conta-me o teu passado e saberei o teu futuro.;Confúcio",</text:p>
            <text:p/>
          </table:table-cell>
          <table:table-cell/>
        </table:table-row>
        <table:table-row table:style-name="ro2">
          <table:table-cell table:style-name="ce8" office:value-type="string" calcext:value-type="string">
            <text:p>    "Da força à injustiça há só um pass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Em todas as coisas o sucesso depende de uma preparação prévia, e sem tal preparação o falhanço é cert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Escolhe um trabalho de que gostes, e não terás que trabalhar nem um dia na tua vida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Exige muito de ti e espera pouco dos outros. Assim, evitarás muitos aborrecimentos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Foge por um instante do homem irado, mas foge sempre do hipócrita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Mil dias não bastam para aprender o bem; mas para aprender o mal, uma hora é demais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Não fales bem de ti aos outros, pois não os convencerás. Não fales mal, pois te julgarão muito pior do que és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Não há coisa mais fria do que o conselho cuja aplicação seja impossível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Não são as ervas más que afogam a boa semente, e sim a negligência do lavrador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coração do sábio, tal como o espelho, deve a tudo reflectir, sem todavia macular-se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homem de palavra fácil e personalidade agradável raras vezes é homem de bem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homem sem constância não pode ser consolador nem médic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homem superior atribui a culpa a si próprio. O homem comum aos outros.;Confúcio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    "O mestre disse a um dos seus alunos: Yu, queres saber em que consiste o conhecimento? Consiste em ter consciência tanto de conhecer uma coisa quanto de não a conhecer. Este é o conhecimento.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mestre disse: O pródigo é arrogante e o avaro é mesquinho. É preferível a mesquinhez à arrogância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mestre disse: Pode-se induzir o povo a seguir uma causa, mas não a compreendê-la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mestre disse: Por natureza, os homens são próximos; a educação é que os afasta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mestre disse: Quem se modera, raramente se perde.;Confúcio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    "O que sabemos, saber que o sabemos. Aquilo que não sabemos, saber que não o sabemos: eis o verdadeiro saber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O sábio envergonha-se dos seus defeitos, mas não se envergonha de os corrigir.;Confúcio",</text:p>
            <text:p/>
          </table:table-cell>
          <table:table-cell/>
        </table:table-row>
        <table:table-row table:style-name="ro2">
          <table:table-cell table:style-name="ce8" office:value-type="string" calcext:value-type="string">
            <text:p>    "O silêncio é um amigo que nunca trai.;Confúcio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    "Para conhecermos os amigos é necessário passar pelo sucesso e pela desgraça. No sucesso, verificamos a quantidade e, na desgraça, a qualidade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Pensar sem aprender torna-nos caprichosos, e aprender sem pensar é um desastre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Poder sem magnanimidade e ar de luto sem dor, são coisas que não suporto presenciar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Quando os médicos diferem, o paciente morre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Quando vires um homem bom, tenta imitá-lo. Quando vires um homem mau, examina-te a ti mesm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Quem de manhã compreendeu os ensinamentos da sabedoria, à noite pode morrer contente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Quem não sabe o que é a vida, como poderá saber o que é a morte?;Confúcio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    "Querem que vos ensine o modo de chegar à ciência verdadeira? Aquilo que se sabe, saber que se sabe; aquilo que não se sabe, saber que não se sabe; na verdade é este o saber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Saber o que é correcto e não o fazer é falta de coragem.;Confúcio",</text:p>
            <text:p/>
          </table:table-cell>
          <table:table-cell/>
        </table:table-row>
        <table:table-row table:style-name="ro2">
          <table:table-cell table:style-name="ce8" office:value-type="string" calcext:value-type="string">
            <text:p>    "Se queres prever o futuro, estuda o passad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Somente os extremamente sábios e os extremamente estúpidos é que não mudam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Transportai um punhado de terra todos os dias e fareis uma montanha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    "Ultrapassar os limites não é um erro menor do que ficar aquém deles.;Confúcio",</text:p>
            <text:p/>
          </table:table-cell>
          <table:table-cell/>
        </table:table-row>
        <table:table-row table:style-name="ro2">
          <table:table-cell table:style-name="ce8" office:value-type="string" calcext:value-type="string">
            <text:p>    "Ver o bem e não fazê-lo é sinal de covardia.;Confúcio",</text:p>
            <text:p/>
          </table:table-cell>
          <table:table-cell/>
        </table:table-row>
        <table:table-row table:style-name="ro2">
          <table:table-cell table:style-name="ce8" office:value-type="string" calcext:value-type="string">
            <text:p><text:s text:c="7"/>"O mestre disse: Não quero nada com quem não se pergunta: como fazer, como fazer?;Confúcio"};</text:p>
          </table:table-cell>
          <table:table-cell/>
        </table:table-row>
        <table:table-row table:style-name="ro4">
          <table:table-cell table:style-name="ce8" office:value-type="string" calcext:value-type="string">
            <text:p>"Ainda não vi ninguém que ame a virtude tanto quanto ama a beleza do corpo.;Confúcio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Aja antes de falar e, portanto, fale de acordo com os seus atos;Confúcio",</text:p>
            <text:p/>
          </table:table-cell>
          <table:table-cell/>
        </table:table-row>
        <table:table-row table:style-name="ro6" table:number-rows-repeated="49">
          <table:table-cell table:style-name="ce8"/>
          <table:table-cell/>
        </table:table-row>
        <table:table-row table:style-name="ro6" table:number-rows-repeated="1048475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HURCHILL" table:style-name="ta1">
        <table:table-column table:style-name="co5" table:default-cell-style-name="ce14"/>
        <table:table-column table:style-name="co3" table:default-cell-style-name="Default"/>
        <table:table-row table:style-name="ro1">
          <table:table-cell table:style-name="ce11" office:value-type="string" calcext:value-type="string">
            <text:p>Frase</text:p>
          </table:table-cell>
          <table:table-cell table:style-name="ce15" office:value-type="string" calcext:value-type="string">
            <text:p>Criado</text:p>
          </table:table-cell>
        </table:table-row>
        <table:table-row table:style-name="ro4">
          <table:table-cell table:style-name="ce12" office:value-type="string" calcext:value-type="string">
            <text:p>"“Fanático é alguém que não muda de idéia e não muda de assunto”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“O sucesso consiste em ir de derrota em derrota sem perder o entusiasmo.”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A coragem é a primeira das qualidades humanas, porque é a qualidade que garante as demais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A desvantagem do capitalismo é a desigual distribuição das riquezas. a vantagem do socialismo é a igual distribuição das misérias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A história será gentil para mim, pois pretendo escrevê-la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A imaginação consola os homens do que não podem ser. o sentido de humor consola-os do que sã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A maior lição da vida é a de que, às vezes, até os tolos têm razão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A política é quase tão excitante como a guerra e não menos perigosa. Na guerra a pessoa só pode ser morta uma vez, mas na política diversas vezes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A sorte não existe. Aquilo a que chamas sorte é o cuidado com os pormenores.;Winston Churchill",</text:p>
            <text:p/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"A vida dá lições que só se dão uma vez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De tempos em tempos, os homens tropeçam na verdade, mas a maioria deles se levanta e segue adiante como se nada tivesse acontecid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É bom ter livros de citações. Gravadas na memória, elas inspiram-nos bons pensamentos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É inútil dizer «estamos a fazer o possível». Precisamos de fazer o que é necessári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É melhor morrer em combate do que ver ultrajada a nossa naçã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É preferível ser irresponsável e estar com a verdade do que ser responsável e no err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É sempre prudente olhar em frente, mas é difícil olhar para mais longe do que pode ver-se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É uma ideia tipicamente socialista considerar o ganho como um defeito. Eu penso que o verdadeiro defeito é ter perdas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Engolir as más palavras que não se dizem, nunca fez mal a ninguém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Estou sempre disposto a aprender, mas nem sempre gosto que me ensinem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Gosto de porcos. Os cães olham-nos de baixo, os gatos de cima. Os porcos olham-nos de igual para igual.;Winston Churchill",</text:p>
            <text:p/>
          </table:table-cell>
          <table:table-cell table:style-name="ce16"/>
        </table:table-row>
        <table:table-row table:style-name="ro1">
          <table:table-cell table:style-name="ce12" office:value-type="string" calcext:value-type="string">
            <text:p>"Melhor lutar por algo, do que viver para nada.;Winston Churchill" <text:s/>}; </text:p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Não adianta dizer: “Estamos fazendo o melhor que podemos“. Temos que conseguir o que quer que seja necessári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Não existe opinião pública,existe opinião publicada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Não há mal nenhum em mudar de opinião. Contanto que seja para melhor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Não passamos de minhocas. Mas acredito ser uma minhoca que brilha.;Winston Churchill",</text:p>
            <text:p/>
          </table:table-cell>
          <table:table-cell table:style-name="ce16"/>
        </table:table-row>
        <table:table-row table:style-name="ro7">
          <table:table-cell table:style-name="ce12" office:value-type="string" calcext:value-type="string">
            <text:p>"Ninguém pretende que a democracia seja perfeita ou sem defeito. Tem-se dito que a democracia é a pior forma de governo, salvo todas as demais formas que têm sido experimentadas de tempos em tempos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Ninguém tem dor de estômago por engolir palavras cruéis que deixou de dizer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Nunca, no campo dos conflitos humanos, tantos deveram tanto a tão poucos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O orgulhoso prefere perder-se a perguntar qual é o seu caminh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O pessimista vê dificuldade em cada oportunidade. o otimista vê oportunidade em cada dificuldade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O que eu espero senhores, é que depois de um razoável período de discussão, todo mundo concorde comigo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O vício inerente ao capitalismo é a distribuição desigual de benesse. o do socialismo é a distribuição por igual das misérias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Os homens tropeçam por vezes na verdade, mas a maior parte torna a levantar-se e continua depressa o seu caminho, como se nada tivesse acontecid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Os problemas da vitória são mais agradáveis do aqueles da derrota, mas não são menos difíceis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Para uma comunidade, não há melhor investimento do que dar leite aos bebés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Problemas que vêm com a vitória são mais agradáveis do que os da derrota, mas igualmente difíceis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Quando se consegue alguma coisa que se deseja, é muito bom deixá-la onde está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Quando se deve matar um homem, não custa nada ser gentil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Quando se tem de matar um homem, não custa nada ser educad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Se Hitler invadisse o Inferno, eu cogitaria de uma aliança com o Demônio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Todas as grandes coisas são simples. E muitas podem ser expressas numa só palavra: liberdade. justiça. honra. dever. piedade. esperança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Um apaziguador é alguém que alimenta um crocodilo esperando ser o último a ser devorado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Um homem é tão grande quanto as coisas que o deixam com raiva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Um otimista vê uma oportunidade em cada calamidade. Um pessimista vê uma calamidade em cada oportunidade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Um pessimista vê uma dificuldade em cada oportunidade. um otimista vê uma oportunidade em cada dificuldade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Uma mentira dá uma volta inteira ao mundo antes mesmo de a verdade ter oportunidade de se vestir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Uma pessoa de vez em quando tropeça sobre a verdade, mas na maioria das vezes se levanta e continua andando.;Winston Churchill",</text:p>
            <text:p/>
          </table:table-cell>
          <table:table-cell table:style-name="ce16"/>
        </table:table-row>
        <table:table-row table:style-name="ro3">
          <table:table-cell table:style-name="ce12" office:value-type="string" calcext:value-type="string">
            <text:p>"Uma pessoa de vez em quando tropeça sobre a verdade, mas na maioria das vezes se levanta e continua andando.;Winston Churchill",</text:p>
            <text:p/>
          </table:table-cell>
          <table:table-cell table:style-name="ce16"/>
        </table:table-row>
        <table:table-row table:style-name="ro2">
          <table:table-cell table:style-name="ce12" office:value-type="string" calcext:value-type="string">
            <text:p>"Uma piada é uma coisa muito séria.;Winston Churchill",</text:p>
            <text:p/>
          </table:table-cell>
          <table:table-cell table:style-name="ce16"/>
        </table:table-row>
        <table:table-row table:style-name="ro4">
          <table:table-cell table:style-name="ce12" office:value-type="string" calcext:value-type="string">
            <text:p>"Vivemos com o que recebemos, mas marcamos a vida com o que damos.;Winston Churchill",</text:p>
            <text:p/>
          </table:table-cell>
          <table:table-cell table:style-name="ce16"/>
        </table:table-row>
        <table:table-row table:style-name="ro6" table:number-rows-repeated="50">
          <table:table-cell table:style-name="ce13"/>
          <table:table-cell/>
        </table:table-row>
        <table:table-row table:style-name="ro6" table:number-rows-repeated="1048474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OSCAR WILDE" table:style-name="ta1">
        <table:table-column table:style-name="co6" table:default-cell-style-name="ce9"/>
        <table:table-column table:style-name="co3" table:default-cell-style-name="Default"/>
        <table:table-row table:style-name="ro1">
          <table:table-cell table:style-name="ce17" office:value-type="string" calcext:value-type="string">
            <text:p>Frase</text:p>
          </table:table-cell>
          <table:table-cell table:style-name="ce16" office:value-type="string" calcext:value-type="string">
            <text:p>Criado</text:p>
          </table:table-cell>
        </table:table-row>
        <table:table-row table:style-name="ro4">
          <table:table-cell table:style-name="ce2" office:value-type="string" calcext:value-type="string">
            <text:p>"A ambição é o último recurso do fracassado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arte, felizmente, ainda não soube encobrir a verdade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cada bela impressão que causamos, conquistamos um inimigo. Para ser popular é indispensável ser medíocre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finalidade da arte é, simplesmente, criar um estudo da alma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forma de governo mais adequada ao artista é a ausência de governo. Autoridade sobre ele e a sua arte é algo de ridículo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história da mulher é a história da pior tirania que o mundo conheceu: a tirania do mais fraco sobre o mais forte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literatura antecipa sempre a vida. Não a copia, amolda-a aos seus desígnios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maquilhagem diz-nos mais que o rosto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melhor maneira de começar uma amizade é com uma boa gargalhada. De terminar com ela, também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moda é uma variação tão intolerável do horror que tem de ser mudada de seis em seis meses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única coisa a fazer com os bons conselhos é passá-los a outros. pois nunca têm utilidade para nós próprios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vida é muito importante para ser levada a sério.;Oscar Wild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Ah! Não me diga que concorda comigo! Quando as pessoas concordam comigo, tenho sempre a impressão de que estou errado.;Oscar Wilde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Amar é ultrapassarmo-nos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queles que não fazem nada estão sempre dispostos a criticar os que fazem algo.;Oscar Wild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As boas intenções têm sido a ruína do mundo. As únicas pessoas que realizaram qualquer coisa foram as que não tiveram intenção alguma.;Oscar Wild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As mulheres bonitas não têm que ter ciúmes dos seus maridos. Estão demasiado ocupadas com os ciúmes que têm dos maridos de outras mulheres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s mulheres existem para que as amemos, e não para que as compreendamos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s mulheres não sabem o que querem, e não dão descanso, enquanto não recebem aquilo que querem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Deus, ao criar o homem, superestimou a Sua capacidade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Devem-se escolher os amigos pela beleza, os conhecidos pelo caráter e os inimigos pela inteligência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É melhor ter um rendimento permanente do que ser fascinante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Há duas tragédias na vida: uma a de não satisfazermos os nossos desejos, a outra a de os satisfazermos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Muita gente estraga a vida com um doentio e exagerado altruísmo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ão existem livros morais ou imorais. Os livros são bem ou mal escritos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Nunca viajo sem o meu diário. É preciso ter sempre algo extraordinário para ler no comboio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amor das mulheres casadas é o mais digno do mundo, só que os próprios casais não sabem disso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amor é quando começamos por nos enganar a nós próprios e acabamos por enganar a outra pessoa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casamento é o fim do romance e o começo da história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descontentamento é o primeiro passo na evolução de um homem ou de uma nação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Estado deve fazer o que é útil. O indivíduo deve fazer o que é belo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homem é um animal racional que perde sempre a cabeça quando é chamado a agir pelos ditames da razão.;Oscar Wilde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 natural também é uma pose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número dos que nos invejam confirma as nossas capacidades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pessimista é uma pessoa que, podendo escolher entre dois males, prefere ambos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público é muitíssimo tolerante. Ele perdoa tudo, menos o génio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trabalho é a praga das classes bebedoras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s homens ficam terrivelmente chatos quando são bons maridos, e abominavelmente convencidos quando não o são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s velhos acreditam em tudo, as pessoas de meia idade suspeitam de tudo, os jovens sabem tudo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Perversidade é um mito inventado por gente boa para explicar o que os outros têm de curiosamente atractivo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Posso resistir a tudo, menos à tentação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Pouca sinceridade é uma coisa perigosa, e muita sinceridade é absolutamente fatal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Quando eu era jovem, pensava que o dinheiro era a coisa mais importante do mundo. Hoje, tenho certeza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Raramente a verdade é pura, e nunca é simples.;Oscar Wild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Se existe no mundo coisa mais aborrecida do que ser alguém de quem se fala é certamente ser alguém de quem não se fala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er grande significa ser incompreendido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Toda a arte é completamente inútil.;Oscar Wild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Toda a gente é capaz de sentir os sofrimentos de um amigo. Ver com agrado os seus êxitos exige uma natureza muito delicada.;Oscar Wild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Um homem pode viver feliz com qualquer mulher desde que não a ame.;Oscar Wilde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Viver é a coisa mais rara do mundo. A maioria das pessoas apenas existe.;Oscar Wilde" }; <text:s text:c="4"/></text:p>
          </table:table-cell>
          <table:table-cell table:style-name="ce16"/>
        </table:table-row>
        <table:table-row table:style-name="ro6" table:number-rows-repeated="48">
          <table:table-cell table:style-name="ce8"/>
          <table:table-cell/>
        </table:table-row>
        <table:table-row table:style-name="ro6" table:number-rows-repeated="1048476">
          <table:table-cell table:number-columns-repeated="2"/>
        </table:table-row>
        <table:table-row table:style-name="ro8">
          <table:table-cell table:number-columns-repeated="2"/>
        </table:table-row>
      </table:table>
      <table:table table:name="ARISTOTELES" table:style-name="ta1">
        <table:table-column table:style-name="co7" table:default-cell-style-name="ce9"/>
        <table:table-column table:style-name="co3" table:default-cell-style-name="Default"/>
        <table:table-row table:style-name="ro1">
          <table:table-cell table:style-name="ce18" office:value-type="string" calcext:value-type="string">
            <text:p>Frases</text:p>
          </table:table-cell>
          <table:table-cell table:style-name="ce15" office:value-type="string" calcext:value-type="string">
            <text:p>Criado</text:p>
          </table:table-cell>
        </table:table-row>
        <table:table-row table:style-name="ro4">
          <table:table-cell table:style-name="ce2" office:value-type="string" calcext:value-type="string">
            <text:p>"A alegria que se tem em pensar e aprender faz-nos pensar e aprender ainda mais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alma é a causa eficiente e o princípio organizador do corpo vivente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amizade perfeita apenas pode existir entre os bons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arte é a ideia da obra, a ideia que existe sem matéria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A beleza é a melhor carta de recomendação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A beleza é dom de Deus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A cultura é o melhor conforto para a velhice.;Aristóteles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democracia surgiu quando, devido ao fato de que todos são iguais em certo sentido, acreditou-se que todos fossem absolutamente iguais entre si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A esperança é o sonho do homem acordado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felicidade não se encontra nos bens exteriores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A inteligência é a insolência educada.;Aristóteles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modéstia não pode ser considerada uma virtude, pois assemelha-se mais a um sofrimento do que a uma qualidade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A natureza não faz nada em vão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A primeira qualidade do estilo é a clareza.;Aristóteles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lguns pensam que para se ser amigo basta querê-lo, como se para se estar são bastasse desejar a saúde...;Aristóteles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s pessoas dividem-se entre aquelas que poupam como se vivessem para sempre e aquelas que gastam como se fossem morrer amanhã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Deus é demasiado perfeito para poder pensar noutra coisa senão em si próprio.;Aristóteles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Devemos nos comportar com os nossos amigos do mesmo modo que gostaríamos que eles se comportassem conosco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É fazendo que se aprende a fazer aquilo que se deve aprender a fazer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Fazer o pior parece a melhor decisão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Geralmente são os bens que provêm do acaso que provocam inveja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Haverá flagelo mais terrível do que a injustiça de armas na mão?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ada do que está em potência passa ao ato senão por outra coisa que está já em ato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ão há nada na nossa inteligência que não tenha passado pelos sentidos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o fundo de um buraco ou de um poço, acontece descobrir-se as estrelas.;Aristóteles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Nós somos aquilo que fazemos repetidamente. Excelência, então, não é um modo de agir, mas um hábito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 belo é o esplendor da ordem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começo de todas as ciências é o espanto de as coisas serem o que são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convidado é melhor juiz de uma refeição que o cozinheiro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erro acontece de vários modos, enquanto ser correto é possível apenas de um modo.;Aristóteles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O historiador e o poeta não se distinguem um do outro pelo fato de o primeiro escrever em prosa e o segundo em verso. Diferem entre si, porque um escreveu o que aconteceu e o outro o que poderia ter acontecido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 homem é deus ou fera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 homem é o princípio das ações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 homem solitário é uma besta ou um deus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ignorante afirma, o sábio duvida, o sensato reflete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menor desvio inicial da verdade multiplica-se ao infinito à medida que avança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 prazer no trabalho aperfeiçoa a obra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que é um amigo? Uma única alma habitando dois corpos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 reconhecimento envelhece depressa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sábio nunca diz tudo o que pensa, mas pensa sempre tudo o que diz.;Aristóteles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s avarentos amealham como se fossem viver para sempre, os pródigos dissipam,como se fossem morrer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Para nos mantermos bem é necessário comer pouco e trabalhar muito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em amigos ninguém escolheria viver, mesmo que tivesse todos os outros bens.;Aristóteles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Sendo assim, as revoluções não concernem a pequenas questões, mas nascem de pequenas questões e põem em jogo grandes questões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ócrates é meu amigo, mas sou mais amigo da verdade.;Aristóteles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Ter muitos amigos é não ter nenhum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Todos os homens, por natureza, desejam saber.;Aristóteles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Todos os trabalhos pagos absorvem e degradam o espírito.;Aristóteles",</text:p>
            <text:p/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"Um bom começo é a metade.;Aristóteles"}; <text:s text:c="4"/></text:p>
          </table:table-cell>
          <table:table-cell table:style-name="ce16"/>
        </table:table-row>
        <table:table-row table:style-name="ro6" table:number-rows-repeated="48">
          <table:table-cell table:style-name="ce8"/>
          <table:table-cell/>
        </table:table-row>
        <table:table-row table:style-name="ro6" table:number-rows-repeated="1048477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NIETZCHE" table:style-name="ta1">
        <table:table-column table:style-name="co8" table:default-cell-style-name="ce9"/>
        <table:table-column table:style-name="co3" table:default-cell-style-name="Default"/>
        <table:table-row table:style-name="ro1">
          <table:table-cell table:style-name="ce17" office:value-type="string" calcext:value-type="string">
            <text:p>Frases</text:p>
          </table:table-cell>
          <table:table-cell table:style-name="ce16" office:value-type="string" calcext:value-type="string">
            <text:p>Criado</text:p>
          </table:table-cell>
        </table:table-row>
        <table:table-row table:style-name="ro4">
          <table:table-cell table:style-name="ce2" office:value-type="string" calcext:value-type="string">
            <text:p>"A moralidade é a melhor de todas as regras para orientar a humanidad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mulher aprende a odiar na medida em que desaprende - de encantar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mulher foi o segundo erro de Deus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nossa vaidade gostaria que o que fazemos melhor fosse considerado como aquilo que mais nos custa. Para explicar a origem de certas morais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objeção, o desvio, a desconfiança alegre, a vontade de troçar são sinais de saúde: tudo o que é absoluto pertence à patologia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vantagem de ter péssima memória é divertir-se muitas vezes com as mesmas coisas boas como se fosse a primeira vez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vida mais doce é não pensar em nad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vida vai ficando cada vez mais dura perto do topo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A vontade é impotente perante o que está para trás dela. Não poder destruir o tempo, nem a avidez transbordante do tempo, é a angústia mais solitária da vontade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vontade se superar um afecto não é, em última análise, senão vontade de um outro ou de vários outros afecto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quele que sabe mandar encontra sempre quem deva obedecer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quele que vive de combater um inimigo tem interesse em o deixar com vid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quilo que se faz por amor está sempre além do bem e do mal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s convicções são inimigas mais perigosas da verdade do que as mentiras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As mulheres podem tornar-se facilmente amigas de um homem. mas, para manter essa amizade, torna-se indispensável o concurso de uma pequena antipatia física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s vivências terríveis fazem-nos pensar se o seu protagonista não é, ele próprio, algo de terrível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Certos pavões escondem de todos os olhos a sua cauda - chamando a isso o seu orgulho.;Friedrich Nietzsche",</text:p>
            <text:p/>
          </table:table-cell>
          <table:table-cell table:style-name="ce16"/>
        </table:table-row>
        <table:table-row table:style-name="ro9">
          <table:table-cell table:style-name="ce2" office:value-type="string" calcext:value-type="string">
            <text:p>"Com os princípios quer-se tiranizar os hábitos, ou justificá-los ou honrá-los ou injuriá-los ou escondê-los: - dois homens com princípios iguais querem, verosimilmente, atingir com eles algo de fundamentalmente diferent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Começamos a desconfiar das pessoas muito inteligentes quando ficam embaraçada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Culpamos as pessoas das quais não gostamos pelas gentilezas que nos demonstram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Deus está morto: mas, considerando o estado em que se encontra a espécie humana, talvez ainda por um milénio existirão grutas em que se mostrará a sua sombr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É difícil viver com as pessoas porque calar é muito difícil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É mais difícil ferir a nossa vaidade justamente quando foi ferido o nosso orgulho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É mais fácil lidar com uma má consciência do que com uma má reputação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É necessário ter o caos cá dentro para gerar uma estrel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É pelas próprias virtudes que se é mais bem castigado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É só dos sentidos que procede toda a autenticidade, toda a boa consciência, toda a evidência da verdad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Em tempo de paz o homem belicoso ataca-se a si próprio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Em última análise, amam-se os nossos desejos, e não o objecto desses desejos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Encontra-se sempre, aqui e ali, algum semi-deus que consegue viver em condições terríveis, e viver vencedor! Quereis ouvir os seus cantos solitários? Escutai a música de Beethoven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Fiquei magoado, não por me teres mentido, mas por não poder voltar a acreditar-t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Há sempre alguma loucura no amor. Mas há sempre um pouco de razão na loucur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Há uma exuberância na bondade que parece ser maldad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Há uma inocência na mentira que é o sinal da boa fé numa causa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Levar insidiosamente o próximo a uma boa opinião de nós e, depois, acreditar piamente nessa boa opinião: quem consegue imitar nesta habilidade as mulheres?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Logo que comunicamos os nossos conhecimentos, deixamos de gostar deles suficientement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Logo que, numa inovação, nos mostram alguma coisa de antigo, ficamos sossegados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Muitos são os obstinados que se empenham no caminho que escolheram, poucos os que se empenham no objetivo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Na minha vida ainda preciso de discípulos, e se os meus livros não serviram de anzol, falharam a sua intenção. O melhor e essencial só se pode comunicar de homem para homem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a vingança e no amor a mulher é mais bárbara do que o homem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Não basta ter-se talento: é preciso ter-se o vosso assentimento para o possuir, - não é verdade, meus amigos?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ão é a força mas a constância dos bons resultados que conduz os homens à felicidade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Não é a intensidade dos sentimentos elevados que faz os homens superiores, mas a sua duração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Não é só a razão, mas também a nossa consciência, que se submetem ao nosso instinto mais forte, ao tirano que habita em nó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ão há fatos eternos, como não há verdades absoluta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ão há outro critério da verdade senão o crescimento do sentimento de poder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ão posso acreditar num Deus que quer ser louvado o tempo todo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Não se odeia quando pouco se preza, odeia-se só o que está à nossa altura ou é superior a nós.;Friedrich Nietzsche",</text:p>
            <text:p/>
          </table:table-cell>
          <table:table-cell table:style-name="ce16"/>
        </table:table-row>
        <table:table-row table:style-name="ro9">
          <table:table-cell table:style-name="ce2" office:value-type="string" calcext:value-type="string">
            <text:p>"No convívio com sábios e artistas facilmente nos enganamos no sentido oposto: não é raro encontrarmos por detrás dum sábio notável um homem medíocre, e muitas vezes por detrás de um artista medíocre - um homem muito notável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No matrimónio existem apenas obrigações e alguns direitos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Nós fazemos acordados o que fazemos nos sonhos: primeiro inventamos e imaginamos o homem com quem convivemos - para nos esquecermos dele em seguida.;Friedrich Nietzsche",</text:p>
            <text:p/>
          </table:table-cell>
          <table:table-cell table:style-name="ce16"/>
        </table:table-row>
        <table:table-row table:style-name="ro9">
          <table:table-cell table:style-name="ce2" office:value-type="string" calcext:value-type="string">
            <text:p>"O aforismo, a sentença, nos quais pela primeira vez sou mestre entre os alemães, são formas de «eternidade»: a minha ambição é dizer em dez frases o que outro qualquer diz num livro -, o que outro qualquer «não» diz nem num livro inteiro...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amor é o estado no qual os homens têm mais probabilidades de ver as coisas tal como elas não são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O amor revela as qualidades sublimes e ocultas do que ama, - o que nele há de raro, de excepcional: nesse aspecto facilmente engana quanto ao que nele há de habitual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atractivo do conhecimento seria pequeno se no caminho que a ele conduz não houvesse que vencer tanto pudor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castigo foi feito para melhorar aquele que o aplic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criminoso não está, muitas vezes, á altura do seu ato: amesquinha-o e difama-o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homem é definido como um ser que evolui, como o animal é imaturo por excelência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homem é uma corda esticada entre o animal e o super-homem, uma corda por cima do abismo.;Friedrich Nietzsche",</text:p>
            <text:p/>
          </table:table-cell>
          <table:table-cell table:style-name="ce16"/>
        </table:table-row>
        <table:table-row table:style-name="ro9">
          <table:table-cell table:style-name="ce2" office:value-type="string" calcext:value-type="string">
            <text:p>"O homem procura um princípio em nome do qual possa desprezar o homem. Inventa outro mundo para poder caluniar e sujar este. de fato só capta o nada e faz desse nada um Deus, uma verdade, chamados a julgar e condenar esta existênci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macaco é um animal demasiado simpático para que o homem descenda dele.;Friedrich Nietzsche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 medo é o pai da moralidad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que é o macaco para o homem? Uma risada ou uma dolorosa vergonh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que não provoca minha morte faz com que eu fique mais forte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que o pai calou aparece na boca do filho, e muitas vezes descobri que o filho era o segredo revelado do pai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sábio como astrónomo. - Enquanto sentires as estrelas como algo que está «por cima de ti» não possuis ainda o olhar do homem que sab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ser refutável não é o menor dos encantos de uma teoria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verdadeiro homem quer duas coisas: perigo e jogo. Por isso quer a mulher: o jogo mais perigoso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bservou-se mal a vida se não se tiver visto também a mão que, de uma maneira especialmente cuidadosa - mat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nde não intervém o amor ou o ódio, a mulher sai-se mediocremente.;Friedrich Nietzsche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Os grandes intelectuais são céticos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Os homens graves e melancólicos ficam mais leves graças ao que torna os outros pesados, o ódio e o amor, e assim surgem de vez em quando à sua superfíci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s métodos são as verdadeiras riqueza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s poetas são impudicos para com as suas vivências: exploram-na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Para a maioria, quão pequena é a porção de prazer que basta para fazer a vida agradável!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Perdido seja para nós aquele dia em que não se dançou nem uma vez! E falsa seja para nós toda a verdade que não tenha sido acompanhada por uma gargalhada!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Quando adestramos a nossa consciência, ela beija-nos ao mesmo tempo que nos morde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Quanto mais nos elevamos, menores parecemos aos olhos daqueles que não sabem voar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Quem for fundamentalmente um mestre, apenas toma a sério tudo o que se relaciona com os seus discípulos, - incluindo a si próprio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Quem, em prol da sua boa reputação, não se sacrificou já uma vez - a si próprio?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Querer a verdade é confessar-se incapaz de a criar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aber é compreendermos as coisas que mais nos convém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e os esposos não vivessem juntos, haveria mais matrimónios felize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e se tem caráter, tem-se também uma experiência típica própria, que sempre retorna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Se temos que mudar de opinião a respeito de alguém levamos-lhe muito a mal o incómodo que assim nos causa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e um homem tiver realmente muita fé, pode dar-se ao luxo de ser cético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ó se pode alcançar um grande êxito quando nos mantemos fiéis a nós mesmo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Temos a arte para não morrer da verdade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Ter-se vergonha da sua imoralidade: é um degrau na escada em cujo extremo se tem também vergonha da nossa moralidade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Todos vós, que amais o trabalho desenfreado (...), o vosso labor é maldição e desejo de esquecerdes quem sois.;Friedrich Nietzsche",</text:p>
            <text:p/>
          </table:table-cell>
          <table:table-cell table:style-name="ce16"/>
        </table:table-row>
        <table:table-row table:style-name="ro2">
          <table:table-cell table:style-name="ce2" office:value-type="string" calcext:value-type="string">
            <text:p>"Torna-te aquilo que és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Tudo é precioso para aquele que foi, por muito tempo, privado de tudo.;Friedrich Nietzsch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Tudo na mulher é adivinha e tudo nela tem uma única solução e essa é a gravidez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Um homem de génio é insuportável se, além disso, não possuir pelo menos duas outras qualidades: gratidão e asseio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Um povo é o rodeio da natureza para chegar a seis ou sete grandes homens. - Sim: e para depois se desviar deles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Uma alma que se sabe amada, mas que por sua vez não ama, denuncia o seu fundo: - vem á superfície o que nela há de mais baixo.;Friedrich Nietzsch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Uma pessoa continua a trabalhar porque o trabalho é uma forma de diversão. Mas temos de ter cuidado para não deixarmos a diversão tornar-se demasiado penosa.;Friedrich Nietzsch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Uma vez tomada a decisão de não dar ouvidos mesmo aos melhores contra-argumentos: sinal do caráter forte. Também uma ocasional vontade de se ser estúpido.;Friedrich Nietzsche"}; <text:s text:c="4"/></text:p>
          </table:table-cell>
          <table:table-cell table:style-name="ce16"/>
        </table:table-row>
        <table:table-row table:style-name="ro6" table:number-rows-repeated="97">
          <table:table-cell table:style-name="ce8"/>
          <table:table-cell/>
        </table:table-row>
        <table:table-row table:style-name="ro6" table:number-rows-repeated="1048379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AKESPEARE" table:style-name="ta1">
        <table:table-column table:style-name="co9" table:default-cell-style-name="ce9"/>
        <table:table-column table:style-name="co3" table:default-cell-style-name="Default"/>
        <table:table-row table:style-name="ro1">
          <table:table-cell table:style-name="ce17" office:value-type="string" calcext:value-type="string">
            <text:p>FRASES</text:p>
          </table:table-cell>
          <table:table-cell table:style-name="ce16" office:value-type="string" calcext:value-type="string">
            <text:p>CRIADO</text:p>
          </table:table-cell>
        </table:table-row>
        <table:table-row table:style-name="ro4">
          <table:table-cell table:style-name="ce2" office:value-type="string" calcext:value-type="string">
            <text:p>"A alegria evita mil males e prolonga a vida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cólera é um cavalo fogoso, se lhe largamos o freio, o seu ardor exagerado em breve a deixa esgotada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gratidão é o único tesouro dos humildes.;William Shakespear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A minha consciência tem milhares de vozes, / E cada voz traz-me milhares de histórias, / E de cada história sou o vilão condenado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 paixão aumenta em função dos obstáculos que se lhe opõe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A suspeita sempre persegue a consciência culpada, o ladrão vê em cada sombra um policial;William Shakespear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A vida é uma simples sombra que passa (...), é uma história contada por um idiota, cheia de ruído e de furor e que nada significa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quele que gosta de ser adulado é digno do adulador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As ideias das pessoas são pedaços da sua felicidade.;William Shakespeare",</text:p>
            <text:p/>
          </table:table-cell>
          <table:table-cell table:style-name="ce16"/>
        </table:table-row>
        <table:table-row table:style-name="ro9">
          <table:table-cell table:style-name="ce2" office:value-type="string" calcext:value-type="string">
            <text:p>"As palavras são como os patifes desde o momento em que as promessas os desonraram. Elas tornaram-se de tal maneira impostoras que me repugna servir-me delas para provar que tenho razão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Choramos ao nascer porque chegamos a este imenso cenário de dementes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Chorar sobre as desgraças passadas é a maneira mais segura de atrair outras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Combater e morrer, é pela morte derrotar a morte, mas temer e morrer é fazer-lhe homenagem com um sopro servil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Conservar algo que possa recordar-te seria admitir que eu pudesse esquecer-te.;William Shakespear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Considero o mundo por aquilo que ele é, Graciano: / Um palco em que cada um deve recitar um papel, / e o meu é um papel triste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É mais fácil obter o que se deseja com um sorriso do que à ponta da espada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É preferível suportar os males que temos do que voar para aqueles que não conhecemos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É um péssimo cozinheiro aquele que não pode lamber os próprios dedos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Em tempo de paz convém ao homem serenidade e humildade, mas quando estoura a guerra deve agir como um tigre!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Esta consciência, que faz de todos nós covardes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Fragilidade, o teu nome é mulher!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Lamentar uma dor passada, no presente, / é criar outra dor e sofrer novamente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Lutar pelo amor é bom, mas alcançá-lo sem luta é melhor.;William Shakespear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Não acredites nem nos que pedem emprestado, nem nos que emprestam, porque muitas vezes, perde-se o dinheiro e o amigo...e o empréstimo.;William Shakespear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Nossas dúvidas são traidoras e nos fazem perder o que, com freqüência, poderíamos ganhar, por simples medo de arriscar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amor é como a criança: deseja tudo o que vê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Ó beleza! Onde está tua verdade?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diabo pode citar as Escrituras quando isso lhe convém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Ó doçura da vida: Agonizar a toda a hora sob a pena da morte, em vez de morrer de um só golpe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mal da grandeza é quando ela separa a consciência do poder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mal que os homens praticam sobrevive a eles, o bem quase sempre é sepultado com eles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pensamento é escravo da vida, e a vida é o bobo do tempo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O que não dá prazer não dá proveito. Em resumo, senhor, estude apenas o que lhe agradar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 rosto enganador deve ocultar o que o falso coração sabe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s homens de poucas palavras são os melhores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Os miseráveis não têm outro Remédio a não ser a esperança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Para o trabalho que gostamos levantamo-nos cedo e fazemo-lo com alegria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Pelas roupas rasgadas mostram-se os vícios menores: / as vestes de cerimónia e as peles escondem todos eles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Pois a coragem cresce com a ocasião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Quando fala o amor, a voz de todos os deuses deixa o céu embriagado de harmonia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Quantas vezes a simples visão de meios para fazer o mal / Faz com que o mal seja feito!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ábio é o pai que conhece o seu próprio filho.;William Shakespeare",</text:p>
            <text:p/>
          </table:table-cell>
          <table:table-cell table:style-name="ce16"/>
        </table:table-row>
        <table:table-row table:style-name="ro7">
          <table:table-cell table:style-name="ce2" office:value-type="string" calcext:value-type="string">
            <text:p>"Se fazer fosse tão fácil quanto saber o que seria bom fazer, as capelas seriam igrejas, e as choupanas dos pobres, palácios de príncipes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Se fiz alguma coisa boa em toda a minha vida, dela me arrependo do fundo do coração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er grande, é abraçar uma grande causa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er ou não ser: eis a questão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Só os mendigos conseguem contar as suas riquezas.;William Shakespeare",</text:p>
            <text:p/>
          </table:table-cell>
          <table:table-cell table:style-name="ce16"/>
        </table:table-row>
        <table:table-row table:style-name="ro3">
          <table:table-cell table:style-name="ce2" office:value-type="string" calcext:value-type="string">
            <text:p>"Todas as graças da mente e do coração se escapam quando o propósito não é firme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Todo mundo é capaz de dominar uma dor, exceto quem a sente.;William Shakespeare",</text:p>
            <text:p/>
          </table:table-cell>
          <table:table-cell table:style-name="ce16"/>
        </table:table-row>
        <table:table-row table:style-name="ro4">
          <table:table-cell table:style-name="ce2" office:value-type="string" calcext:value-type="string">
            <text:p>"Um fogo devora um outro fogo. Uma dor de angústia cura-se com outra.;William Shakespeare"}; <text:s text:c="4"/></text:p>
          </table:table-cell>
          <table:table-cell table:style-name="ce16"/>
        </table:table-row>
        <table:table-row table:style-name="ro6" table:number-rows-repeated="49">
          <table:table-cell table:style-name="ce8"/>
          <table:table-cell/>
        </table:table-row>
        <table:table-row table:style-name="ro6" table:number-rows-repeated="1048475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Einstein" table:style-name="ta1">
        <table:table-column table:style-name="co10" table:default-cell-style-name="ce9"/>
        <table:table-column table:style-name="co3" table:default-cell-style-name="Default"/>
        <table:table-row table:style-name="ro1">
          <table:table-cell office:value-type="string" calcext:value-type="string">
            <text:p>FRASES</text:p>
          </table:table-cell>
          <table:table-cell office:value-type="string" calcext:value-type="string">
            <text:p>CRIADO</text:p>
          </table:table-cell>
        </table:table-row>
        <table:table-row table:style-name="ro3">
          <table:table-cell table:style-name="ce8" office:value-type="string" calcext:value-type="string">
            <text:p>"A ciência sem a religião é manca, a religião sem a ciência é cega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A coisa mais difícil de compreender no mundo é o imposto profissional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A compreensão de outrem somente progredirá com a partilha de alegrias e sofrimentos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A distinção entre passado, presente e futuro é apenas uma ilusão teimosamente persistente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A fama é para os homens como os cabelos - cresce depois da morte, quando já lhe é de pouca serventia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A imaginação é mais importante que a ciência, porque a ciência é limitada, ao passo que a imaginação abrange o mundo inteiro.;Albert Einstein",</text:p>
            <text:p/>
          </table:table-cell>
          <table:table-cell/>
        </table:table-row>
        <table:table-row table:style-name="ro9">
          <table:table-cell table:style-name="ce8" office:value-type="string" calcext:value-type="string">
            <text:p>"A imaginação é mais importante que o conhecimento. Conhecimento auxilia por fora, mas só o amor socorre por dentro. Conhecimento vem, mas a sabedoria tarda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A imaginação é mais importante que o conhecimento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A liberação da energia atômica mudou tudo, menos nossa maneira de pensar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A luta pela verdade deve ter precedência sobre todas as outras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A mente que se abre a uma nova idéia jamais voltará ao seu tamanho original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A paz é a única forma de nos sentirmos realmente humanos.;Albert Einstein",</text:p>
            <text:p/>
          </table:table-cell>
          <table:table-cell/>
        </table:table-row>
        <table:table-row table:style-name="ro9">
          <table:table-cell table:style-name="ce8" office:value-type="string" calcext:value-type="string">
            <text:p>"A personalidade criadora deve pensar e julgar por si mesma, porque o progresso moral da sociedade depende exclusivamente da sua independência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A religião cósmica é o móvel mais poderoso e mais generoso da pesquisa científica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A religião do futuro será cósmica e transcenderá um Deus pessoal, evitando os dogmas e a teologia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A tradição é a personalidade dos imbecis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Aquele que já não consegue sentir espanto nem surpresa está, por assim dizer, morto. os seus olhos estão apagados.;Albert Einstein",</text:p>
            <text:p/>
          </table:table-cell>
          <table:table-cell/>
        </table:table-row>
        <table:table-row table:style-name="ro9">
          <table:table-cell table:style-name="ce8" office:value-type="string" calcext:value-type="string">
            <text:p>"Detesto, de saída, quem é capaz de marchar em formação com prazer ao som de uma banda. Nasceu com cérebro por engano. bastava-lhe a medula espinhal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Deus é a lei e o legislador do Universo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Deus não joga aos dados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Duas coisas são infinitas: o universo e a estupidez humana. Mas, no que respeita ao universo, ainda não adquiri a certeza absoluta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É a teoria que decide o que podemos observar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Eu nunca penso no futuro. Ele não tarda a chegar.;Albert Einstein",</text:p>
            <text:p/>
          </table:table-cell>
          <table:table-cell/>
        </table:table-row>
        <table:table-row table:style-name="ro9">
          <table:table-cell table:style-name="ce8" office:value-type="string" calcext:value-type="string">
            <text:p>"Existe uma coisa que uma longa existência me ensinou: toda a nossa ciência, comparada à realidade, é primitiva e inocente. e, portanto, é o que temos de mais valioso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Jamais considerei o prazer e a felicidade como um fim em si e deixo este tipo de satisfação aos indivíduos reduzidos a instintos de grupo.;Albert Einstein",</text:p>
            <text:p/>
          </table:table-cell>
          <table:table-cell/>
        </table:table-row>
        <table:table-row table:style-name="ro9">
          <table:table-cell table:style-name="ce8" office:value-type="string" calcext:value-type="string">
            <text:p>"Não creio, no sentido filosófico do termo, na liberdade do homem. Todos agem não apenas sob um constrangimento exterior mas também de acordo com uma necessidade interior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Não tentes ser bem sucedido, tenta antes ser um homem de valor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Nem tudo o que pode ser contado conta, e nem tudo o que conta pode ser contado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Nenhum cientista pensa com fórmulas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Nenhum homem realmente produtivo pensa como se estivesse escrevendo uma dissertação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O estudo em geral, a busca da verdade e da beleza são domínios em que nos é consentido ficar crianças toda a vida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O homem erudito é um descobridor de fatos que já existem - mas o homem sábio é um criador de valores que não existem e que ele faz existir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O meu ideal político é a democracia, para que todo o homem seja respeitado como indivíduo e nenhum venerado.;Albert Einstein",</text:p>
            <text:p/>
          </table:table-cell>
          <table:table-cell/>
        </table:table-row>
        <table:table-row table:style-name="ro9">
          <table:table-cell table:style-name="ce8" office:value-type="string" calcext:value-type="string">
            <text:p>"O mundo é um lugar perigoso de se viver, não por causa daqueles que fazem o mal, mas sim por causa daqueles que observam e deixam o mal acontecer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O mundo não está ameaçado pelas pessoas más, e sim por aquelas que permitem a maldade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O nacionalismo é uma doença infantil. é o sarampo da humanidade.;Albert Einstein",</text:p>
            <text:p/>
          </table:table-cell>
          <table:table-cell/>
        </table:table-row>
        <table:table-row table:style-name="ro2">
          <table:table-cell table:style-name="ce8" office:value-type="string" calcext:value-type="string">
            <text:p>"O resto é detalhe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O segredo da criatividade é saber como esconder as fontes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O único lugar onde o sucesso vem antes do trabalho é no dicionário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O valor do homem é determinado, em primeira linha, pelo grau e pelo sentido em que se libertou do seu ego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Os ideais que iluminaram o meu caminho são a bondade, a beleza e a verdade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Procure ser um homem de valor, em vez de ser um homem de sucesso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Quero conhecer os pensamentos de Deus...;Albert Einstein",</text:p>
            <text:p/>
          </table:table-cell>
          <table:table-cell/>
        </table:table-row>
        <table:table-row table:style-name="ro7">
          <table:table-cell table:style-name="ce8" office:value-type="string" calcext:value-type="string">
            <text:p>"Se A é o sucesso, então A é igual a X mais Y mais Z. O trabalho é X. Y é o lazer. e Z é manter a boca fechada.;Albert Einstein",</text:p>
            <text:p/>
          </table:table-cell>
          <table:table-cell/>
        </table:table-row>
        <table:table-row table:style-name="ro5">
          <table:table-cell table:style-name="ce8" office:value-type="string" calcext:value-type="string">
            <text:p>"Se minha Teoria da Relatividade estiver correta, a Alemanha dirá que sou alemão e a França me declarará um cidadão do mundo. Mas, se não estiver, a França dirá que sou alemão e os alemães dirão que sou judeu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Se os fatos não se encaixam na teoria, modifique os fatos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Somente seres humanos excepcionais e irrepreensíveis suscitam ideias generosas e ações elevadas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Tornou-se chocantemente óbvio que a nossa tecnologia excedeu a nossa humanidade.;Albert Einstein",</text:p>
            <text:p/>
          </table:table-cell>
          <table:table-cell/>
        </table:table-row>
        <table:table-row table:style-name="ro3">
          <table:table-cell table:style-name="ce8" office:value-type="string" calcext:value-type="string">
            <text:p>"Triste época! É mais fácil desintegrar um átomo do que um preconceito.;Albert Einstein",</text:p>
            <text:p/>
          </table:table-cell>
          <table:table-cell/>
        </table:table-row>
        <table:table-row table:style-name="ro4">
          <table:table-cell table:style-name="ce8" office:value-type="string" calcext:value-type="string">
            <text:p>"Tudo deveria se tornar o mais simples possível, mas não simplificado.;Albert Einstein"</text:p>
          </table:table-cell>
          <table:table-cell/>
        </table:table-row>
        <table:table-row table:style-name="ro6" table:number-rows-repeated="49">
          <table:table-cell table:style-name="ce8"/>
          <table:table-cell/>
        </table:table-row>
        <table:table-row table:style-name="ro6" table:number-rows-repeated="1048475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1" table:target-range-address="CONFUCIO.A1:CONFUCIO.A1048576">
          <table:sort>
            <table:sort-by table:field-number="0" table:data-type="automatic"/>
          </table:sort>
        </table:database-range>
        <table:database-range table:name="__Anonymous_Sheet_DB__2" table:target-range-address="CHURCHILL.A1:CHURCHILL.A1048576">
          <table:sort>
            <table:sort-by table:field-number="0" table:data-type="automatic"/>
          </table:sort>
        </table:database-range>
        <table:database-range table:name="__Anonymous_Sheet_DB__3" table:target-range-address="'OSCAR WILDE'.A1:'OSCAR WILDE'.A1048575">
          <table:sort>
            <table:sort-by table:field-number="0" table:data-type="automatic"/>
          </table:sort>
        </table:database-range>
        <table:database-range table:name="__Anonymous_Sheet_DB__4" table:target-range-address="ARISTOTELES.A1:ARISTOTELES.A1048576">
          <table:sort>
            <table:sort-by table:field-number="0" table:data-type="automatic"/>
          </table:sort>
        </table:database-range>
        <table:database-range table:name="__Anonymous_Sheet_DB__5" table:target-range-address="NIETZCHE.A1:NIETZCHE.A1048576">
          <table:sort>
            <table:sort-by table:field-number="0" table:data-type="automatic"/>
          </table:sort>
        </table:database-range>
        <table:database-range table:name="__Anonymous_Sheet_DB__6" table:target-range-address="SHAKESPEARE.A1:SHAKESPEARE.A1048576">
          <table:sort>
            <table:sort-by table:field-number="0" table:data-type="automatic"/>
          </table:sort>
        </table:database-range>
        <table:database-range table:name="__Anonymous_Sheet_DB__7" table:target-range-address="Einstein.A1:Einstein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22:07:19.7453085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1:58:25.589168285</meta:creation-date>
    <meta:generator>LibreOffice/4.2.8.2$Linux_X86_64 LibreOffice_project/420m0$Build-2</meta:generator>
    <dc:date>2015-09-07T22:35:10.573100580</dc:date>
    <meta:editing-duration>PT22M23S</meta:editing-duration>
    <meta:editing-cycles>8</meta:editing-cycles>
    <meta:document-statistic meta:table-count="8" meta:cell-count="463" meta:object-count="0"/>
  </office:meta>
</office:document-meta>
</file>